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4.07   |   <text:a xlink:type="simple" xlink:href="http://palinfo.habago.org/Entry?Command=Information_PrintForum#FORUM40407"><text:span text:style-name="T1">#</text:span></text:a></text:p>
      <text:p text:style-name="P2">甘地吃素的理由</text:p>
      <text:p text:style-name="P2">我之素食並非出於健康，而是因為道德理由。若有人說我不喝牛肉湯或不喫羊肉會死，即使出於醫療目的，我也寧可選擇死亡。這是我素食主義的基礎，我希望見到所有素食者也都能基於這樣的理由。無數肉食者已不再喫肉，當人們做出生命中重大轉變時，必然有個明確理由來支持他們甘冒大不諱的選擇，甚至可能因此冒犯那些最親近的人。但是，即便失去了全世界，我們也不應該犧牲任何一個道德原則。因此，一個素食社會與素食宣傳的唯一基礎應該是而且也必須是道德的。</text:p>
      <text:p text:style-name="P2"/>
      <text:p text:style-name="P2">甘地，1931 年 11 月 20 日於倫敦素食協會演講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